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f</mi>
        <mtext>B</mtext>
      </msub>
      <mrow>
        <mspace width="2em"/>
        <mo stretchy="false">=</mo>
        <mspace width="2em"/>
      </mrow>
      <msub>
        <mi>f</mi>
        <mtext>S</mtext>
      </msub>
      <mspace width="0.5em"/>
      <mfrac>
        <mrow>
          <mi>c</mi>
          <mrow>
            <mspace width="2em"/>
            <mo stretchy="false">+</mo>
            <mspace width="2em"/>
          </mrow>
          <mi>c</mi>
        </mrow>
        <mi>c</mi>
      </mfrac>
      <mrow>
        <mspace width="2em"/>
        <mo stretchy="false">=</mo>
        <mspace width="2em"/>
      </mrow>
      <msub>
        <mi>f</mi>
        <mtext>S</mtext>
      </msub>
      <mspace width="0.5em"/>
      <mfrac>
        <mrow>
          <mn>2</mn>
          <mspace width="0.5em"/>
          <mi>c</mi>
        </mrow>
        <mi>c</mi>
      </mfrac>
      <mrow>
        <mspace width="2em"/>
        <mo stretchy="false">=</mo>
        <mspace width="2em"/>
      </mrow>
      <mn>2</mn>
      <mspace width="0.5em"/>
      <msub>
        <mi>f</mi>
        <mtext>S</mtext>
      </msub>
    </mrow>
    <annotation encoding="StarMath 5.0">f _"B" ~=~ f _"S" ` { c ~+~ c } over c ~=~ f_"S" ` {2 ` c} over c ~=~ 2 ` f _"S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7:16:48.556000000</meta:creation-date>
    <dc:date>2015-04-15T20:29:45.263000000</dc:date>
    <meta:editing-duration>PT11M32S</meta:editing-duration>
    <meta:editing-cycles>4</meta:editing-cycles>
    <meta:generator>LibreOffice/4.3.4.1$Windows_x86 LibreOffice_project/bc356b2f991740509f321d70e4512a6a54c5f243</meta:generator>
  </office:meta>
</office:document-meta>
</file>